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B000000C42D2C86CF.jpg" manifest:media-type=""/>
  <manifest:file-entry manifest:full-path="Pictures/100000000000035F0000018C1B279F4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0.921cm"/>
    </style:style>
    <style:style style:name="Table1.B" style:family="table-column">
      <style:table-column-properties style:column-width="13.393cm"/>
    </style:style>
    <style:style style:name="Table1.C" style:family="table-column">
      <style:table-column-properties style:column-width="2.207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sv" fo:country="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Tahoma" fo:language="sv" fo:country="SE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" fo:language="sv" fo:country="SE" fo:font-weight="bold" style:font-weight-asian="bold" style:font-name-complex="Tahoma" style:font-weight-complex="bold"/>
    </style:style>
    <style:style style:name="P5" style:family="paragraph" style:parent-style-name="Standard">
      <style:paragraph-properties fo:line-height="150%"/>
      <style:text-properties style:font-name="Tahoma" fo:font-size="11pt" fo:language="sv" fo:country="SE" fo:font-weight="bold" style:font-size-asian="11pt" style:font-weight-asian="bold" style:font-name-complex="Tahoma" style:font-size-complex="11pt" style:font-weight-complex="bold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style:font-name="Tahoma" fo:font-size="11pt" fo:language="sv" fo:country="SE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Tahoma" fo:font-size="11pt" fo:language="sv" fo:country="SE" style:font-size-asian="11pt" style:font-name-complex="Tahoma" style:font-size-complex="11pt"/>
    </style:style>
    <style:style style:name="P8" style:family="paragraph" style:parent-style-name="Standard">
      <style:paragraph-properties fo:line-height="150%" style:snap-to-layout-grid="false"/>
      <style:text-properties style:font-name="Tahoma" fo:font-size="11pt" fo:language="sv" fo:country="SE" style:font-size-asian="11pt" style:font-name-complex="Tahoma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ahoma" fo:font-size="11pt" fo:language="id" fo:country="ID" style:font-size-asian="11pt" style:language-asian="id" style:country-asian="ID" style:font-name-complex="Tahoma" style:font-size-complex="11pt"/>
    </style:style>
    <style:style style:name="P11" style:family="paragraph" style:parent-style-name="Standard">
      <style:paragraph-properties fo:line-height="150%">
        <style:tab-stops>
          <style:tab-stop style:position="11.404cm"/>
        </style:tab-stops>
      </style:paragraph-properties>
      <style:text-properties style:font-name="Tahoma" fo:font-size="11pt" fo:language="id" fo:country="ID" fo:font-weight="bold" style:font-size-asian="11pt" style:font-weight-asian="bold" style:font-name-complex="Tahoma" style:font-size-complex="11pt" style:font-weight-complex="bold"/>
    </style:style>
    <style:style style:name="P12" style:family="paragraph" style:parent-style-name="Standard">
      <style:paragraph-properties fo:line-height="150%"/>
      <style:text-properties style:font-name="Tahoma" fo:font-size="9pt" fo:language="sv" fo:country="SE" style:font-size-asian="9pt" style:font-name-complex="Tahoma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1.27cm" fo:margin-right="0cm" fo:line-height="150%" fo:text-indent="0cm" style:auto-text-indent="false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>
        <style:tab-stops>
          <style:tab-stop style:position="3cm"/>
        </style:tab-stops>
      </style:paragraph-properties>
      <style:text-properties style:font-name="Tahoma" fo:language="sv" fo:country="SE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P16" style:family="paragraph" style:parent-style-name="Standard">
      <style:paragraph-properties fo:margin-left="1.27cm" fo:margin-right="0cm" fo:line-height="150%" fo:text-indent="0cm" style:auto-text-indent="false"/>
      <style:text-properties style:font-name="Tahoma" fo:font-size="11pt" fo:language="sv" fo:country="SE" style:font-size-asian="11pt" style:font-name-complex="Tahoma" style:font-size-complex="11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ahoma" fo:language="sv" fo:country="SE" fo:font-weight="bold" style:font-weight-asian="bold" style:font-name-complex="Tahoma" style:font-weight-complex="bold"/>
    </style:style>
    <style:style style:name="P18" style:family="paragraph" style:parent-style-name="Standard">
      <style:paragraph-properties fo:line-height="150%"/>
      <style:text-properties style:font-name="Tahoma" fo:font-size="11pt" fo:language="sv" fo:country="SE" style:font-size-asian="11pt" style:font-name-complex="Tahoma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1pt" style:text-underline-style="solid" style:text-underline-width="auto" style:text-underline-color="font-color" style:font-size-asian="11pt" style:font-name-complex="Tahoma" style:font-size-complex="11pt"/>
    </style:style>
    <style:style style:name="P20" style:family="paragraph" style:parent-style-name="Standard">
      <style:paragraph-properties fo:line-height="150%"/>
      <style:text-properties style:font-name="Tahoma" fo:font-size="9pt" fo:language="sv" fo:country="SE" style:font-size-asian="9pt" style:font-name-complex="Tahoma" style:font-size-complex="9pt"/>
    </style:style>
    <style:style style:name="P21" style:family="paragraph" style:parent-style-name="Header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T1" style:family="text">
      <style:text-properties style:font-name="Albertus Medium" fo:font-size="11pt" fo:language="sv" fo:country="SE" style:font-size-asian="11pt" style:font-name-complex="Albertus Medium" style:font-size-complex="11pt"/>
    </style:style>
    <style:style style:name="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 style:font-weight-complex="bold"/>
    </style:style>
    <style:style style:name="T5" style:family="text">
      <style:text-properties style:font-name="Tahoma" fo:font-size="9pt" fo:language="sv" fo:country="SE" fo:font-weight="bold" style:font-size-asian="9pt" style:font-weight-asian="bold" style:font-name-complex="Tahoma" style:font-size-complex="9pt" style:font-weight-complex="bold"/>
    </style:style>
    <style:style style:name="T6" style:family="text">
      <style:text-properties style:font-name="Tahoma" fo:font-size="11pt" style:font-size-asian="11pt" style:font-name-complex="Tahoma" style:font-size-complex="11pt"/>
    </style:style>
    <style:style style:name="T7" style:family="text">
      <style:text-properties style:font-name="Tahoma" fo:font-size="11pt" officeooo:rsid="0016f405" style:font-size-asian="11pt" style:font-name-complex="Tahoma" style:font-size-complex="11pt"/>
    </style:style>
    <style:style style:name="T8" style:family="text">
      <style:text-properties style:font-name="Tahoma" fo:font-size="11pt" fo:language="sv" fo:country="SE" style:font-size-asian="11pt" style:font-name-complex="Tahoma" style:font-size-complex="11pt"/>
    </style:style>
    <style:style style:name="T9" style:family="text">
      <style:text-properties style:font-name="Tahoma" fo:font-size="11pt" fo:language="id" fo:country="ID" style:font-size-asian="11pt" style:font-name-complex="Tahoma" style:font-size-complex="11pt"/>
    </style:style>
    <style:style style:name="T10" style:family="text">
      <style:text-properties style:font-name="Tahoma" fo:font-size="11pt" fo:language="id" fo:country="ID" officeooo:rsid="00158951" style:font-size-asian="11pt" style:font-name-complex="Tahoma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42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>SYARAT PENGAJUAN MUNAQOSYAH</text:p>
      <text:p text:style-name="P14"><text:span text:style-name="T8">Nama<text:tab/><text:tab/>:</text:span><text:span text:style-name="T9"> </text:span><text:span text:style-name="T10">Estu Fardani</text:span></text:p>
      <text:p text:style-name="P14"><text:span text:style-name="T8">NIM<text:tab/><text:tab/>:</text:span><text:span text:style-name="T9"> 0</text:span><text:span text:style-name="T10">9650004</text:span></text:p>
      <text:p text:style-name="P14"><text:span text:style-name="T8">Prodi/smt<text:tab/>:</text:span><text:span text:style-name="T9"> Teknik Informatika / 1</text:span><text:span text:style-name="T10">0</text:span></text:p>
      <text:p text:style-name="P16">Fakultas<text:tab/>: Sains dan Teknologi UIN Sunan Kalijaga Yogyakarta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o</text:p>
          </table:table-cell>
          <table:table-cell table:style-name="Table1.B1" office:value-type="string">
            <text:p text:style-name="P4">Syarat</text:p>
          </table:table-cell>
          <table:table-cell table:style-name="Table1.C1" office:value-type="string">
            <text:p text:style-name="P4">Cek (√)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7">Kartu Mahasiswa (KTM) dan Kartu Rencana Studi (KRS)</text:p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Bebas teori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Sertifikat TOEFL (Bahasa Inggris)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Sertifikat TOAFL (Bahasa Arab)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Seritifikat ICT (Information and Communication Technology)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Sertifikat Sosialisasi Pembelajaran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B1" office:value-type="string">
            <text:p text:style-name="P7">7</text:p>
          </table:table-cell>
          <table:table-cell table:style-name="Table1.A1" office:value-type="string">
            <text:p text:style-name="P7">Sertifikat Lulus Tes kemampuan membaca al-Qur’an (Angkatan 2006/2007, 2007/2008 <text:s/>dan seterusnya)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Bebas Perpustakaan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Bebas Laboratorium</text:p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Kartu Bimbingan Skripsi / Tugas Akhir</text:p>
          </table:table-cell>
          <table:table-cell table:style-name="Table1.C3" office:value-type="string">
            <text:p text:style-name="P8"/>
          </table:table-cell>
        </table:table-row>
      </table:table>
      <text:p text:style-name="P12"/>
      <text:p text:style-name="P12">Keterangan: tanda √ menandakan syarat telah terpenuhi.</text:p>
      <text:p text:style-name="P7"/>
      <text:p text:style-name="P10"><draw:frame draw:style-name="fr1" draw:name="Frame1" text:anchor-type="char" svg:x="9.71cm" svg:y="0.018cm" svg:width="6.539cm" svg:height="5.046cm" draw:z-index="2"><draw:text-box><text:p text:style-name="P2"><text:span text:style-name="T6">Yogyakarta, </text:span><text:span text:style-name="T7">4</text:span><text:span text:style-name="T9"> </text:span><text:span text:style-name="T10">April</text:span><text:span text:style-name="T9"> 201</text:span><text:span text:style-name="T10">4</text:span></text:p><text:p text:style-name="P9">Pemeriksa</text:p><text:p text:style-name="P9"/><text:p text:style-name="P9"/><text:p text:style-name="P19">Muhammad Wahdan</text:p><text:p text:style-name="P13"><text:span text:style-name="T6">NIP:</text:span><text:span text:style-name="T9"> </text:span><text:span text:style-name="T6">19650513 199002 1 002</text:span></text:p></draw:text-box></draw:frame>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d" fo:country="ID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MP2" style:family="paragraph" style:parent-style-name="Header">
      <style:text-properties fo:language="sv" fo:country="SE"/>
    </style:style>
    <style:style style:name="MT1" style:family="text">
      <style:text-properties style:font-name="Albertus Medium" fo:font-size="11pt" fo:language="sv" fo:country="SE" style:font-size-asian="11pt" style:font-name-complex="Albertus Medium" style:font-size-complex="11pt"/>
    </style:style>
    <style:style style:name="M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MT3" style:family="text">
      <style:text-properties fo:language="sv" fo:country="SE"/>
    </style:style>
    <style:style style:name="MT4" style:family="text">
      <style:text-properties fo:language="sv" fo:country="SE" fo:font-weight="bold" style:font-weight-asian="bold" style:font-weight-complex="bold"/>
    </style:style>
    <style:style style:name="MT5" style:family="text">
      <style:text-properties style:font-name="Tahoma" fo:font-size="9pt" fo:language="sv" fo:country="SE" fo:font-weight="bold" style:font-size-asian="9pt" style:font-weight-asian="bold" style:font-name-complex="Tahoma" style:font-size-complex="9pt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42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9.525cm" svg:y="0.206cm" svg:width="1.222cm" svg:height="0.797cm" draw:z-index="0"><draw:image xlink:href="Pictures/100000000000035F0000018C1B279F48.jpg" xlink:type="simple" xlink:show="embed" xlink:actuate="onLoad"/></draw:frame><draw:frame draw:style-name="Mfr2" draw:name="Image1" text:anchor-type="char" svg:x="0.132cm" svg:y="0.079cm" svg:width="0.838cm" svg:height="0.905cm" draw:z-index="1"><draw:image xlink:href="Pictures/100000000000009B000000C42D2C86CF.jpg" xlink:type="simple" xlink:show="embed" xlink:actuate="onLoad"/></draw:frame> <text:s text:c="22"/></text:p>
        <text:p text:style-name="Header"><text:span text:style-name="MT1"><text:tab/> <text:s text:c="12"/></text:span><text:span text:style-name="MT2">Universitas Islam Negeri Sunan Kalijaga</text:span><text:span text:style-name="MT3"> <text:s text:c="20"/></text:span><text:span text:style-name="MT4"><text:s text:c="17"/></text:span><text:span text:style-name="MT5">FM-STUINSK-BM-05-C/R0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 PENYERAHAN SKRIPSI</dc:title>
    <meta:initial-creator>depag</meta:initial-creator>
    <meta:creation-date>2013-06-19T19:34:00</meta:creation-date>
    <dc:creator>Estu Fardani</dc:creator>
    <dc:date>2014-04-02T16:13:59.918672849</dc:date>
    <meta:print-date>2002-01-01T06:07:00</meta:print-date>
    <meta:editing-cycles>4</meta:editing-cycles>
    <meta:editing-duration>PT2M</meta:editing-duration>
    <meta:generator>LibreOffice/4.1.4.2$Linux_X86_64 LibreOffice_project/410m0$Build-2</meta:generator>
    <meta:document-statistic meta:table-count="1" meta:image-count="2" meta:object-count="0" meta:page-count="1" meta:paragraph-count="35" meta:word-count="112" meta:character-count="833" meta:non-whitespace-character-count="678"/>
  </office:meta>
</office:document-meta>
</file>